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aa89d" officeooo:paragraph-rsid="0011ec9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MANDA ESAME: </text:span>PARLAMI DELLA POETICA DI VERGA PARTENDO DALLA PREFAZIONE.</text:p>
      <text:p text:style-name="P1"/>
      <text:p text:style-name="P1"/>
      <text:p text:style-name="P4">PREFAZIONE DEI MALAVOGLIA (pg.172)</text:p>
      <text:p text:style-name="P1"/>
      <text:p text:style-name="P1"/>
      <text:p text:style-name="P1"/>
      <text:p text:style-name="P2">La famiglia dei Malavoglia non era molto povera, per esempio avevano una casa ed una barca.</text:p>
      <text:p text:style-name="P2"/>
      <text:p text:style-name="P2"><text:span text:style-name="T1">Tema del progresso</text:span>: Nasce <text:span text:style-name="T1">l'ambizione di migliorare le proprie condizioni</text:span>: quindi padre n'tone decide di commerciare lupini, sperando di fare un salto di qualità.</text:p>
      <text:p text:style-name="P2">La barca però fa neufragio e muore anche il figlio.</text:p>
      <text:p text:style-name="P2"/>
      <text:p text:style-name="P2"><text:span text:style-name="T1">Tema del meotodo scientifico</text:span>: studiare come una famiglia povera possa desiderare di volere di più.</text:p>
      <text:p text:style-name="P2">Il progresso è determinato dal processo scientifico.</text:p>
      <text:p text:style-name="P2">In piccola misura anche i Malavoglia hanno cercato di progredire. l'obiettivo era di cercare di migliorare le proprie condizioni.</text:p>
      <text:p text:style-name="P2"/>
      <text:p text:style-name="P2">Parole chiave del primo rigo: "<text:span text:style-name="T1">studio sincero e spassionato</text:span>" (oggettivo, privo di emozioni)</text:p>
      <text:p text:style-name="P2"/>
      <text:p text:style-name="P2"><text:span text:style-name="T1">Fiumana:</text:span> fiume in piena </text:p>
      <text:p text:style-name="P2">usa questa parole per definire il<text:span text:style-name="T1"> progresso</text:span>, che è <text:span text:style-name="T1">inarrestabile.</text:span></text:p>
      <text:p text:style-name="P2">In generale il progresso è positivo. Se però si adotta un punto di vista più vicino a chi viene travolto</text:p>
      <text:p text:style-name="P2">si nota che i deboli vengono schiacciati.</text:p>
      <text:p text:style-name="P2"/>
      <text:p text:style-name="P3">Verga assume il punto di vista degli sconfitti del progresso.</text:p>
      <text:p text:style-name="P2"/>
      <text:p text:style-name="P2">Il ciclo dei romanzi dei "vinti" perchè è quello di carattere più semplice, perchè i protagonisti sono poveri ed è quindi più facile da studiare scientificamente.</text:p>
      <text:p text:style-name="P2"/>
      <text:p text:style-name="P2">Il <text:span text:style-name="T1">quadro </text:span><text:span text:style-name="T2">è una metafora: si riferisce all'ambientazione.</text:span></text:p>
      <text:p text:style-name="P5"/>
      <text:p text:style-name="P5"/>
      <text:p text:style-name="P6">Matro Don Gesualdo è il primo personaggio moderno della letteratura moderna.</text:p>
      <text:p text:style-name="P6"/>
      <text:p text:style-name="P6"/>
      <text:p text:style-name="P6"/>
      <text:p text:style-name="P5">**Per sapere i contenuti: vedere i riassunti negli ESERCIZI**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1S</meta:editing-duration>
    <meta:editing-cycles>6</meta:editing-cycles>
    <meta:generator>LibreOffice/5.2.1.2$Windows_x86 LibreOffice_project/31dd62db80d4e60af04904455ec9c9219178d620</meta:generator>
    <dc:date>2017-10-18T11:16:45.103000000</dc:date>
    <meta:document-statistic meta:table-count="0" meta:image-count="0" meta:object-count="0" meta:page-count="1" meta:paragraph-count="18" meta:word-count="223" meta:character-count="1431" meta:non-whitespace-character-count="1225"/>
    <meta:user-defined meta:name="Info 1"/>
    <meta:user-defined meta:name="Info 2"/>
    <meta:user-defined meta:name="Info 3"/>
    <meta:user-defined meta:name="Info 4"/>
  </office:meta>
</office:document-meta>
</file>